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2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8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3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2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5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2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2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33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3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7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3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39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4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1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4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3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44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5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4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7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4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49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5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1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5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6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6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6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90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9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94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9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96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97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98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99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17" style:family="text">
      <style:text-properties fo:font-size="11.00pt" fo:font-weight="normal" fo:font-family="Cambria" style:font-family-asian="Cambria" style:font-family-complex="Cambria" fo:background-color="transparent" style:use-window-font-color="true" fo:font-style="italic"/>
    </style:style>
    <style:style style:name="T118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121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22" style:family="text">
      <style:text-properties fo:font-size="11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123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24" style:family="text">
      <style:text-properties fo:font-size="11.00pt" fo:font-weight="normal" style:text-underline-mode="continuous" style:text-underline-type="single" style:text-underline-style="solid" style:text-underline-width="normal" fo:font-family="Cambria" style:font-family-asian="Cambria" style:font-family-complex="Cambria" fo:background-color="transparent" fo:color="#0000ff"/>
    </style:style>
    <style:style style:name="T125" style:family="text">
      <style:text-properties fo:font-size="11.00pt" fo:font-weight="normal" fo:font-family="Cambria" style:font-family-asian="Cambria" style:font-family-complex="Cambria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left" fo:margin-bottom="10.00pt"/>
    </style:style>
    <style:style style:name="P2" style:family="paragraph">
      <style:paragraph-properties fo:line-height="150.00%" fo:text-align="justify" fo:margin-bottom="10.00pt"/>
    </style:style>
    <style:style style:name="P3" style:family="paragraph">
      <style:paragraph-properties fo:line-height="150.00%" fo:text-align="left" fo:margin-bottom="10.00pt"/>
    </style:style>
    <style:style style:name="P4" style:family="paragraph">
      <style:paragraph-properties fo:line-height="150.00%" fo:text-align="justify" fo:margin-bottom="10.00pt"/>
    </style:style>
    <style:style style:name="P5" style:family="paragraph">
      <style:paragraph-properties fo:line-height="150.00%" fo:text-align="left" fo:margin-bottom="10.00pt"/>
    </style:style>
    <style:style style:name="P6" style:family="paragraph">
      <style:paragraph-properties fo:line-height="150.00%" fo:text-align="justify" fo:margin-bottom="10.00pt"/>
    </style:style>
    <style:style style:name="P7" style:family="paragraph">
      <style:paragraph-properties fo:line-height="150.00%" fo:text-align="left" fo:margin-bottom="10.00pt"/>
    </style:style>
    <style:style style:name="P8" style:family="paragraph">
      <style:paragraph-properties fo:line-height="150.00%" fo:text-align="justify" fo:margin-bottom="10.00pt"/>
    </style:style>
    <style:style style:name="P9" style:family="paragraph">
      <style:paragraph-properties fo:line-height="150.00%" fo:text-align="left" fo:margin-bottom="10.00pt"/>
    </style:style>
    <style:style style:name="P10" style:family="paragraph">
      <style:paragraph-properties fo:line-height="150.00%" fo:text-align="left" fo:margin-bottom="10.00pt"/>
    </style:style>
    <style:style style:name="P11" style:family="paragraph">
      <style:paragraph-properties fo:line-height="150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50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50.00%" fo:text-align="left" fo:margin-bottom="10.00pt"/>
    </style:style>
    <style:style style:name="P16" style:family="paragraph">
      <style:paragraph-properties fo:line-height="150.00%" fo:text-align="justify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50.00%" fo:text-align="left" fo:margin-bottom="10.00pt"/>
    </style:style>
    <style:style style:name="P19" style:family="paragraph">
      <style:paragraph-properties fo:line-height="150.00%" fo:text-align="justify" fo:margin-bottom="10.00pt"/>
    </style:style>
    <style:style style:name="P20" style:family="paragraph">
      <style:paragraph-properties fo:line-height="150.00%" fo:text-align="justify" fo:margin-bottom="10.00pt"/>
    </style:style>
    <style:style style:name="P21" style:family="paragraph">
      <style:paragraph-properties fo:line-height="150.00%" fo:text-align="left" fo:margin-bottom="10.00pt"/>
    </style:style>
    <style:style style:name="P22" style:family="paragraph">
      <style:paragraph-properties fo:line-height="150.00%" fo:text-align="justify" fo:margin-bottom="10.00pt"/>
    </style:style>
    <style:style style:name="P23" style:family="paragraph">
      <style:paragraph-properties fo:line-height="150.00%" fo:text-align="left" fo:margin-bottom="10.00pt"/>
    </style:style>
    <style:style style:name="P24" style:family="paragraph">
      <style:paragraph-properties fo:line-height="150.00%" fo:text-align="justify" fo:margin-bottom="10.00pt"/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profundando em questões do Python pedidos em entrevistas</text:span></text:p>
      <text:p text:style-name="P1"><text:span text:style-name="T2">. Cite os principais recursos do Python?</text:span></text:p>
      <text:p text:style-name="P1"><text:span text:style-name="T3">"Recursos Chave</text:span></text:p>
      <text:p text:style-name="P1"><text:span text:style-name="T3"><text:tab/>Guia de estilo de codificação</text:span></text:p>
      <text:p text:style-name="P1"><text:span text:style-name="T3"><text:tab/><text:tab/>PEP 7 (Guia de Estilo para Codificação em C)</text:span></text:p>
      <text:p text:style-name="P1"><text:span text:style-name="T3"><text:tab/><text:tab/>PEP 8 (Guia de Estilo para Codificação em Python)</text:span></text:p>
      <text:p text:style-name="P1"><text:span text:style-name="T3"><text:tab/>Rastreador de problema</text:span></text:p>
      <text:p text:style-name="P1"><text:span text:style-name="T3"><text:tab/><text:tab/>Meta rastreador (rastreador de problema para o rastreador de problema)</text:span></text:p>
      <text:p text:style-name="P1"><text:span text:style-name="T3"><text:tab/><text:tab/>Indice Expert</text:span></text:p>
      <text:p text:style-name="P1"><text:span text:style-name="T3"><text:tab/>Buildbot status</text:span></text:p>
      <text:p text:style-name="P1"><text:span text:style-name="T3"><text:tab/>Fonde de código</text:span></text:p>
      <text:p text:style-name="P1"><text:span text:style-name="T3"><text:tab/><text:tab/>Broswer online</text:span></text:p>
      <text:p text:style-name="P1"><text:span text:style-name="T3"><text:tab/><text:tab/>Snapshot do branch *master*</text:span></text:p>
      <text:p text:style-name="P1"><text:span text:style-name="T3"><text:tab/><text:tab/>Instalador OS X diário</text:span></text:p>
      <text:p text:style-name="P1"><text:span text:style-name="T3"><text:tab/>PEPs (Propsotas de Aprimoramento do Python)</text:span></text:p>
      <text:p text:style-name="P1"><text:span text:style-name="T3"><text:tab/>Onde Conseguir Ajuda</text:span></text:p>
      <text:p text:style-name="P1"><text:span text:style-name="T3"><text:tab/>Desenvolverdor de Log"[1] (Python Software Foundation, tradução nossa).</text:span></text:p>
      <text:p text:style-name="P1"><text:span text:style-name="T4">. Que tipo de linguagem é python? Programação ou scripting?</text:span></text:p>
      <text:p text:style-name="P2"><text:span text:style-name="T5">"Python é uma linguagem de programção orientada a objetos, interativa e interpretada.". [2](Python Software Foundation, tradução nossa) Também, entende-se, segundo Python Software Foundation: "Diferente do script shell do Unix, Python pode ser embutido por inteiro como uma linguagem de script dentro de grande sitema de software"[3](Python Software Foundation, tradução nossa).</text:span></text:p>
      <text:p text:style-name="P3"><text:span text:style-name="T6">. Como o Python é uma linguagem interpretada?</text:span></text:p>
      <text:p text:style-name="P4"><text:span text:style-name="T7">Elucida: "para contribuição ao interpretador de referencia Python, também conhecido como CPython (embora maior parte de sua biblioteca padrão é escrita em Python, o núcleo do interpretador é escrito em C e integra-se muito facilmente com os ecossistemas C e C++)"[4](Python Software Foundation, tradução nossa).</text:span></text:p>
      <text:p text:style-name="P4"><text:span text:style-name="T8">COMPLEMENTAR RESPOSTA</text:span></text:p>
      <text:p text:style-name="P5"><text:span text:style-name="T8">. O que é pep 8?</text:span></text:p>
      <text:p text:style-name="P6"><text:span text:style-name="T9">Segundo o Python Software Foundation o PEP 8 é um Guide Style for Python Code (Guia de estilo para Codificação Python). Definem-se: “[...] dá convenções de codificação para o código Python compreendendo a biblioteca padrão na principal distribuição Python”.[5]</text:span></text:p>
      <text:p text:style-name="P6"><text:span text:style-name="T9">Em outras palavras, é uma biblioteca que constitui a biblioteca padrão das principais distribuições de Python definindo as normas de codificação para a excecução de scripts.</text:span></text:p>
      <text:p text:style-name="P7"><text:span text:style-name="T10">. Como a memória é gerenciada no Python?</text:span></text:p>
      <text:p text:style-name="P8"><text:span text:style-name="T11">"Gerenciamento de memória em Python envolve uma pilha privada contendo todos os objetos Python e estrutura de dados. [...] O gerenciamento de memória do Python possui diferentes componentes que lidam com vários aspectos de gerenciamento dinâmico, como compartilhamento, segmentação, pré-alocação ou caching".[6] ( The Python Software Foundation, tradução nossa).</text:span></text:p>
      <text:p text:style-name="P8"><text:span text:style-name="T11">"No mais baixo nível, uma alocação de memória pura assegura que haja cubículos na pilha para todos os dados relacionados ao Python para interagir com o gerenciador de memória do sistema operacional. No topo do alocador de memória puro, muitos alocadores de objetos específicos operam na mesma pilha e implementam políticas distintas de gerenciamento de memória adaptadas as peculiaridades de todos os tipos de objetos. Por exemplo, objetos inteiros são diferentemente gerenciados dentro da pilha que strings, tuplas [...]" [7] (The Python Software Foundation, tradução nossa).</text:span></text:p>
      <text:p text:style-name="P8"><text:span text:style-name="T12"/></text:p>
      <text:p text:style-name="P9"><text:span text:style-name="T13">. O que é o PYTHONPATH?</text:span></text:p>
      <text:p text:style-name="P9"><text:span text:style-name="T14"/></text:p>
      <text:p text:style-name="P9"><text:span text:style-name="T15">. Qual é a diferença entre arrays e listas do Python?</text:span></text:p>
      <text:p text:style-name="P9"><text:span text:style-name="T16"/></text:p>
      <text:p text:style-name="P9"><text:span text:style-name="T17">. O que são docstrings em Python?</text:span></text:p>
      <text:p text:style-name="P9"><text:span text:style-name="T18"/></text:p>
      <text:p text:style-name="P9"><text:span text:style-name="T19">. Sempre que o Python termina, por que toda a memória não é alocada?</text:span></text:p>
      <text:p text:style-name="P9"><text:span text:style-name="T20"/></text:p>
      <text:p text:style-name="P9"><text:span text:style-name="T21">. O que é um dicionário em Python?</text:span></text:p>
      <text:p text:style-name="P9"><text:span text:style-name="T22">"Dicionários são algumas vezes encontrados em outras linguagens como 'memórias associadas' ou '</text:span><text:span text:style-name="T23">arrays</text:span><text:span text:style-name="T24"><text:s/>associativas'. Diferente de sequencias, que são indexadas por uma finidade de números, dicionários são indexados por chaves, que podem ser qualquer tipo imutável;<text:s/></text:span><text:span text:style-name="T25">strings<text:s/></text:span><text:span text:style-name="T26">e números can sempre serão chaves[...]". [?] (The Python Software Foundation)</text:span><text:span text:style-name="T27"/></text:p>
      <text:p text:style-name="P9"><text:span text:style-name="T28">. O que isso significa: * args, ** kwargs? E por que nós a usaríamos?</text:span></text:p>
      <text:p text:style-name="P9"><text:span text:style-name="T29"/></text:p>
      <text:p text:style-name="P9"><text:span text:style-name="T30">. Como adicionar valores a um array python?</text:span></text:p>
      <text:p text:style-name="P9"><text:span text:style-name="T31">"O modulo define o tipo seguinte:</text:span><text:span text:style-name="T32"/></text:p>
      <text:p text:style-name="P10"><text:span text:style-name="T33">class array.array(typecode[, initializer])</text:span><text:span text:style-name="T34"/></text:p>
      <text:p text:style-name="P11"><text:span text:style-name="T34">Um nova array cujos itens são restritos a typecode e, inicializado desde o valor iniciador opcional, deve ser uma list, um byte como objeto, ou outros elementos interáveis do tipo apropriado."[](The Python Software Foundation, tradução nossa).</text:span></text:p>
      <text:p text:style-name="P11"><text:span text:style-name="T34">São formas de inserir dados ou valores a um array:</text:span></text:p>
      <text:p text:style-name="P12"><draw:frame text:anchor-type="as-char" svg:width="146.58mm" svg:height="66.68mm" style:rel-width="scale" style:rel-height="scale"><draw:object-ole xlink:href="OleObj1"/><draw:image xlink:href="ObjectReplacements/OleObj1"/></draw:frame><text:span text:style-name="T35"/></text:p>
      <text:p text:style-name="P12"><text:span text:style-name="T35"/></text:p>
      <text:p text:style-name="P13"><text:span text:style-name="T36">Onde "</text:span><text:span text:style-name="T37">b</text:span><text:span text:style-name="T38">" é a assinatura para dados do tipo<text:s/></text:span><text:span text:style-name="T39">character</text:span><text:span text:style-name="T40">, "</text:span><text:span text:style-name="T41">l</text:span><text:span text:style-name="T42">" para o tipo<text:s/></text:span><text:span text:style-name="T43">long</text:span><text:span text:style-name="T44">, "</text:span><text:span text:style-name="T45">f</text:span><text:span text:style-name="T46">"<text:s/></text:span><text:span text:style-name="T47">float</text:span><text:span text:style-name="T48"><text:s/>e "</text:span><text:span text:style-name="T49">d</text:span><text:span text:style-name="T50">"<text:s/></text:span><text:span text:style-name="T51">double</text:span><text:span text:style-name="T52">.</text:span><text:span text:style-name="T53"/></text:p>
      <text:p text:style-name="P13"><text:span text:style-name="T53"/></text:p>
      <text:p text:style-name="P13"><text:span text:style-name="T54">. Qual é a diferença entre cópia profunda e superficial?</text:span></text:p>
      <text:p text:style-name="P13"><text:span text:style-name="T55"/></text:p>
      <text:p text:style-name="P13"><text:span text:style-name="T56">. Como o Multithreading é alcançado em Python?</text:span></text:p>
      <text:p text:style-name="P13"><text:span text:style-name="T57"/></text:p>
      <text:p text:style-name="P13"><text:span text:style-name="T58">. Qual é o processo de compilação e vinculação em python?</text:span></text:p>
      <text:p text:style-name="P13"><text:span text:style-name="T59"/></text:p>
      <text:p text:style-name="P13"><text:span text:style-name="T60">. O que são bibliotecas Python? Nomeie alguns deles.</text:span></text:p>
      <text:p text:style-name="P13"><text:a xlink:href="https://docs.python.org/3/library/modules.html"><text:span text:style-name="T61">https://docs.python.org/3/library/modules.html</text:span></text:a><text:span text:style-name="T62"/></text:p>
      <text:p text:style-name="P13"><text:span text:style-name="T63">. Como importar módulos em Python?</text:span></text:p>
      <text:p text:style-name="P13"><text:span text:style-name="T64"/></text:p>
      <text:p text:style-name="P13"><text:span text:style-name="T65">. Explique Herança em Python com um exemplo.</text:span></text:p>
      <text:p text:style-name="P13"><text:span text:style-name="T66"/></text:p>
      <text:p text:style-name="P13"><text:span text:style-name="T67">. Como as classes são criadas em Python?</text:span></text:p>
      <text:p text:style-name="P13"><text:span text:style-name="T68">A declaração de classes podem ser feitas da seguinte forma:</text:span><text:span text:style-name="T69"/></text:p>
      <text:p text:style-name="P14"><draw:frame text:anchor-type="as-char" svg:width="146.58mm" svg:height="29.10mm" style:rel-width="scale" style:rel-height="scale"><draw:object-ole xlink:href="OleObj2"/><draw:image xlink:href="ObjectReplacements/OleObj2"/></draw:frame><text:span text:style-name="T70"/></text:p>
      <text:p text:style-name="P15"><text:span text:style-name="T70">Onde "</text:span><text:span text:style-name="T71">A</text:span><text:span text:style-name="T72">" é o nome da classe e "</text:span><text:span text:style-name="T73">__init__</text:span><text:span text:style-name="T74">" é o método iniciador da classe "</text:span><text:span text:style-name="T75">A</text:span><text:span text:style-name="T76">".</text:span></text:p>
      <text:p text:style-name="P15"><text:span text:style-name="T77">. Explique o que é o Flask e seus benefícios?</text:span></text:p>
      <text:p text:style-name="P15"><text:span text:style-name="T78"/></text:p>
      <text:p text:style-name="P15"><text:span text:style-name="T79">. O Django é melhor que o Flask?</text:span></text:p>
      <text:p text:style-name="P15"><text:span text:style-name="T80"/></text:p>
      <text:p text:style-name="P15"><text:span text:style-name="T81">. Discuta a arquitetura do Django.</text:span></text:p>
      <text:p text:style-name="P15"><text:span text:style-name="T82"/></text:p>
      <text:p text:style-name="P15"><text:span text:style-name="T83">. Explique como você pode configurar o banco de dados no Django.</text:span></text:p>
      <text:p text:style-name="P15"><text:span text:style-name="T84"/></text:p>
      <text:p text:style-name="P15"><text:span text:style-name="T85">. O que é a função de mapa no Python?</text:span></text:p>
      <text:p text:style-name="P15"><text:span text:style-name="T86"/></text:p>
      <text:p text:style-name="P15"><text:span text:style-name="T87">. Como você faz gráficos / visualizações 3D usando o NumPy / SciPy?</text:span></text:p>
      <text:p text:style-name="P15"><text:span text:style-name="T88"/></text:p>
      <text:p text:style-name="P15"><text:span text:style-name="T89">. Suponha que list1 seja [2, 33, 222, 14, 25], o que é list1 [-1]?</text:span></text:p>
      <text:p text:style-name="P16"><text:span text:style-name="T90">Sabendo que list1 é nome da lista e o numero entre colchetes "[ ]" é seu indice, o número -1 (menos um) representa o primeiro número do termino da lista ao inicio. Veja o código:</text:span></text:p>
      <text:p text:style-name="P17"><draw:frame text:anchor-type="as-char" svg:width="152.40mm" svg:height="46.57mm" style:rel-width="scale" style:rel-height="scale"><draw:object-ole xlink:href="OleObj3"/><draw:image xlink:href="ObjectReplacements/OleObj3"/></draw:frame><text:span text:style-name="T91"/></text:p>
      <text:p text:style-name="P18"><text:span text:style-name="T91"/></text:p>
      <text:p text:style-name="P18"><text:span text:style-name="T92">Notas</text:span></text:p>
      <text:p text:style-name="P18"><text:span text:style-name="T93">[1] "</text:span><text:span text:style-name="T94">Key Resources</text:span></text:p>
      <text:p text:style-name="P18"><text:span text:style-name="T94"><text:tab/>Coding style guides</text:span></text:p>
      <text:p text:style-name="P18"><text:span text:style-name="T94"><text:tab/><text:tab/>PEP 7 (Style Guide for C Code)</text:span></text:p>
      <text:p text:style-name="P18"><text:span text:style-name="T94"><text:tab/><text:tab/>PEP 8 (Style Guide for Python Code)</text:span></text:p>
      <text:p text:style-name="P18"><text:span text:style-name="T94"><text:tab/>Issue tracker</text:span></text:p>
      <text:p text:style-name="P18"><text:span text:style-name="T94"><text:tab/><text:tab/>Meta tracker (issue tracker for the issue tracker)</text:span></text:p>
      <text:p text:style-name="P18"><text:span text:style-name="T94"><text:tab/><text:tab/>Experts Index</text:span></text:p>
      <text:p text:style-name="P18"><text:span text:style-name="T94"><text:tab/>Buildbot status</text:span></text:p>
      <text:p text:style-name="P18"><text:span text:style-name="T94"><text:tab/>Source code</text:span></text:p>
      <text:p text:style-name="P18"><text:span text:style-name="T94"><text:tab/><text:tab/>Browse online</text:span></text:p>
      <text:p text:style-name="P18"><text:span text:style-name="T94"><text:tab/><text:tab/>Snapshot of the *master* branch</text:span></text:p>
      <text:p text:style-name="P18"><text:span text:style-name="T94"><text:tab/><text:tab/>Daily OS X installer</text:span></text:p>
      <text:p text:style-name="P18"><text:span text:style-name="T94"><text:tab/>PEPs (Python Enhancement Proposals)</text:span></text:p>
      <text:p text:style-name="P18"><text:span text:style-name="T94"><text:tab/>Where to Get Help</text:span></text:p>
      <text:p text:style-name="P18"><text:span text:style-name="T94"><text:tab/>Developer Log</text:span><text:span text:style-name="T95">".</text:span></text:p>
      <text:p text:style-name="P18"><text:span text:style-name="T95">[2] "</text:span><text:span text:style-name="T96">Python is an interpreted, interactive, object-oriented programming language</text:span><text:span text:style-name="T97">".</text:span></text:p>
      <text:p text:style-name="P19"><text:span text:style-name="T97">[3] "</text:span><text:span text:style-name="T98">Unlike Unix shell scripting, Python can be embedded whole as a scripting language within a larger software system.<text:s/></text:span><text:span text:style-name="T99">"</text:span></text:p>
      <text:p text:style-name="P19"><text:span text:style-name="T100">[4]"[...]<text:s/></text:span><text:span text:style-name="T101">for contributing to the Python reference interpreter, also known as CPython (while most of the standard library is written in Python, the interpreter core is written in C and integrates most easily with the C and C++ ecosystems)</text:span><text:span text:style-name="T102">".</text:span></text:p>
      <text:p text:style-name="P19"><text:span text:style-name="T102">[5] “</text:span><text:span text:style-name="T103">[...] give coding conventions for the Python code comprising the standard library in the main Python distribution</text:span><text:span text:style-name="T104">”</text:span><text:span text:style-name="T105">.<text:s/></text:span><text:span text:style-name="T106">(Python Software Foundation)</text:span></text:p>
      <text:p text:style-name="P19"><text:span text:style-name="T106">[6]"</text:span><text:span text:style-name="T107">Memory management in Python involves a private heap containing all Python objects and data structures. [...] The Python memory manager has different components which deal with various dynamic storage management aspects, like sharing, segmentation, preallocation or caching".</text:span></text:p>
      <text:p text:style-name="P20"><text:span text:style-name="T108">[7]"</text:span><text:span text:style-name="T109">At the lowest level, a raw memory allocator ensures that there is enough room in the private heap for storing all Python-related data by interacting with the memory manager of the operationg system. On top of the raw memory allocator, several object-specific allocators operate on the same heap and implement distinct memory management polices adapted to the pecularites of every objct type. For example, integer objects are managed different<text:s/></text:span><text:span text:style-name="T110">within the heap than string, tuples [...]".</text:span></text:p>
      <text:p text:style-name="P21"><text:span text:style-name="T111">[?]"</text:span><text:span text:style-name="T112">The module defines the following type:</text:span></text:p>
      <text:p text:style-name="P21"><text:span text:style-name="T112">class array.array(typecode[, initializer])</text:span></text:p>
      <text:p text:style-name="P21"><text:span text:style-name="T112">¶</text:span><text:span text:style-name="T113">A new array whose items are restricted by typecode, and initialized from the optional initializer value,<text:s/></text:span><text:span text:style-name="T114">which must be a list, a byte-like object, or iterable over elements of the appropriate type"</text:span><text:span text:style-name="T115">.</text:span></text:p>
      <text:p text:style-name="P22"><text:span text:style-name="T116">[?]"</text:span><text:span text:style-name="T117">Dictionaries are sometimes found in other languages as 'associative memories' or 'associative arrays'. Unlike sequences, which are indexed by a range of numbers, dictionary are indexed by keys, which can be any immutable type; strings and numbers can always be keys</text:span><text:span text:style-name="T118">[...]".</text:span><text:span text:style-name="T119"/></text:p>
      <text:p text:style-name="P23"><text:span text:style-name="T120">Referências</text:span></text:p>
      <text:p text:style-name="P24"><text:span text:style-name="T121">The Python Software Foundation, "General Python FAQ". Disponível em: &lt;</text:span><text:a xlink:href="https://docs.python.org/3/faq/general.html"><text:span text:style-name="T122">https://docs.python.org/3/faq/general.html</text:span></text:a><text:span text:style-name="T123">&gt; Acessado em 27 de maio de 2019.</text:span></text:p>
      <text:p text:style-name="P24"><text:span text:style-name="T123">The Python Software Foundation, "Python Developer's Guide". Disponível em: &lt;</text:span><text:a xlink:href="https://devguide.python.org/"><text:span text:style-name="T124">https://devguide.python.org/</text:span></text:a><text:span text:style-name="T125">&gt; Acessado em 27 de maio de 2019.</text:span></text:p>
      <text:p text:style-name="P25"><text:span text:style-name="T126">The Python Software Foundation, “PEP 8<text:s/></text:span><text:span text:style-name="T127">–</text:span><text:span text:style-name="T128"><text:s/>Style Guide for Python Code”. Disponível em: &lt;</text:span><text:a xlink:href="https://www.python.org/dev/peps/pep-0008/"><text:span text:style-name="T129">https://www.python.org/dev/peps/pep-0008/</text:span></text:a><text:span text:style-name="T130">&gt; Acessado em 27 de maio de 2019.</text:span></text:p>
      <text:p text:style-name="P25"><text:span text:style-name="T131">The Python Software Foundation, "Programming FAQ¶". Diponível em: &lt;</text:span><text:a xlink:href="https://docs.python.org/3.4/faq/programming.html?highlight=how class#what-is-a-class"><text:span text:style-name="T133">https://docs.python.org/3.4/faq/programming.html?highlight=how%20class#what-is-a-class</text:span></text:a><text:span text:style-name="T134">&gt; Acessado em 30 de maio de 2019.</text:span></text:p>
      <text:p text:style-name="P25"><text:span text:style-name="T134">The Python Software Foundation, "8.6. array - Efficient arrays of numeric values". Disponível em: &lt;</text:span><text:a xlink:href="https://docs.python.org/3.1/library/array.html"><text:span text:style-name="T135">https://docs.python.org/3.1/library/array.html</text:span></text:a><text:span text:style-name="T136">&gt; Acessado em 29 de maio de 2019.</text:span></text:p>
      <text:p text:style-name="P26"><text:span text:style-name="T137">The Python Software Foudation, "".Disponível em: &lt;</text:span><text:a xlink:href="https://docs.python.org/3/tutorial/datastructures.html?highlight=dictionaries"><text:span text:style-name="T138">https://docs.python.org/3/tutorial/datastructures.html?highlight=dictionaries</text:span></text:a><text:span text:style-name="T139">&gt; Acessado em 31 de maio de 2019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